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73in"/>
    </style:style>
    <style:style style:name="co3" style:family="table-column">
      <style:table-column-properties fo:break-before="auto" style:column-width="1.8516in"/>
    </style:style>
    <style:style style:name="co4" style:family="table-column">
      <style:table-column-properties fo:break-before="auto" style:column-width="2.1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s_cargo</text:p>
          </table:table-cell>
          <table:table-cell table:number-columns-repeated="2"/>
          <table:table-cell office:value-type="string" calcext:value-type="string">
            <text:p>Titular Apto</text:p>
          </table:table-cell>
          <table:table-cell table:number-columns-repeated="2"/>
          <table:table-cell office:value-type="string" calcext:value-type="string">
            <text:p>Titular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formula="of:=[.B2]-[.K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3]-[.K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4]-[.K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]-[.K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-[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]-[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-[.K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-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-[.K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-[.K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2]-[.K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3]-[.K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4]-[.K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]-[.K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6]-[.K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7]-[.K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I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I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I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8]-[.K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9]-[.K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J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J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J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0]-[.K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]-[.K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]-[.K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3]-[.K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S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4]-[.K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5]-[.K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]-[.K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27]-[.K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8]-[.K28]" office:value-type="float" office:value="2" calcext:value-type="float">
            <text:p>2</text:p>
          </table:table-cell>
        </table:table-row>
      </table:table>
      <table:table table:name="NORTE" table:style-name="ta1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AC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4 <text:a xlink:href="http://divulgacandcontas.tse.jus.br/divulga/" xlink:type="simple">Governador</text:a> </text:p>
          </table:table-cell>
          <table:table-cell/>
          <table:table-cell table:style-name="ce1" office:value-type="string" calcext:value-type="string">
            <text:p>7 <text:a xlink:href="http://divulgacandcontas.tse.jus.br/divulga/" xlink:type="simple">Governador</text:a> </text:p>
          </table:table-cell>
          <table:table-cell table:style-name="ce1" office:value-type="string" calcext:value-type="string">
            <text:p>7 <text:a xlink:href="http://divulgacandcontas.tse.jus.br/divulga/" xlink:type="simple">Governador</text:a> </text:p>
          </table:table-cell>
          <table:table-cell/>
          <table:table-cell table:style-name="ce1" office:value-type="string" calcext:value-type="string">
            <text:p>6 <text:a xlink:href="http://divulgacandcontas.tse.jus.br/divulga/" xlink:type="simple">Governador</text:a> </text:p>
          </table:table-cell>
          <table:table-cell/>
          <table:table-cell table:style-name="ce1" office:value-type="string" calcext:value-type="string">
            <text:p>5 <text:a xlink:href="http://divulgacandcontas.tse.jus.br/divulga/" xlink:type="simple">Governador</text:a> </text:p>
          </table:table-cell>
          <table:table-cell/>
          <table:table-cell table:style-name="ce1" office:value-type="string" calcext:value-type="string">
            <text:p>5 <text:a xlink:href="http://divulgacandcontas.tse.jus.br/divulga/" xlink:type="simple">Governador</text:a> </text:p>
          </table:table-cell>
          <table:table-cell/>
          <table:table-cell table:style-name="ce1" office:value-type="string" calcext:value-type="string">
            <text:p>7 <text:a xlink:href="http://divulgacandcontas.tse.jus.br/divulga/" xlink:type="simple">Governador</text:a> </text:p>
          </table:table-cell>
        </table:table-row>
        <table:table-row table:style-name="ro2">
          <table:table-cell office:value-type="string" calcext:value-type="string">
            <text:p>4 <text:a xlink:href="http://divulgacandcontas.tse.jus.br/divulga/" xlink:type="simple">Vice-governador</text:a> </text:p>
          </table:table-cell>
          <table:table-cell/>
          <table:table-cell table:style-name="ce1" office:value-type="string" calcext:value-type="string">
            <text:p>8 <text:a xlink:href="http://divulgacandcontas.tse.jus.br/divulga/" xlink:type="simple">Vice-governador</text:a> </text:p>
          </table:table-cell>
          <table:table-cell table:style-name="ce1" office:value-type="string" calcext:value-type="string">
            <text:p>7 <text:a xlink:href="http://divulgacandcontas.tse.jus.br/divulga/" xlink:type="simple">Vice-governador</text:a> </text:p>
          </table:table-cell>
          <table:table-cell/>
          <table:table-cell table:style-name="ce1" office:value-type="string" calcext:value-type="string">
            <text:p>7 <text:a xlink:href="http://divulgacandcontas.tse.jus.br/divulga/" xlink:type="simple">Vice-governador</text:a> </text:p>
          </table:table-cell>
          <table:table-cell/>
          <table:table-cell table:style-name="ce1" office:value-type="string" calcext:value-type="string">
            <text:p>5 <text:a xlink:href="http://divulgacandcontas.tse.jus.br/divulga/" xlink:type="simple">Vice-governador</text:a> </text:p>
          </table:table-cell>
          <table:table-cell/>
          <table:table-cell table:style-name="ce1" office:value-type="string" calcext:value-type="string">
            <text:p>4 <text:a xlink:href="http://divulgacandcontas.tse.jus.br/divulga/" xlink:type="simple">Vice-governador</text:a> </text:p>
          </table:table-cell>
          <table:table-cell/>
          <table:table-cell table:style-name="ce1" office:value-type="string" calcext:value-type="string">
            <text:p>8 <text:a xlink:href="http://divulgacandcontas.tse.jus.br/divulga/" xlink:type="simple">Vice-governador</text:a> </text:p>
          </table:table-cell>
        </table:table-row>
        <table:table-row table:style-name="ro1">
          <table:table-cell office:value-type="string" calcext:value-type="string">
            <text:p>4 <text:a xlink:href="http://divulgacandcontas.tse.jus.br/divulga/" xlink:type="simple">Senador</text:a> </text:p>
          </table:table-cell>
          <table:table-cell/>
          <table:table-cell table:style-name="ce1" office:value-type="string" calcext:value-type="string">
            <text:p>6 <text:a xlink:href="http://divulgacandcontas.tse.jus.br/divulga/" xlink:type="simple">Senador</text:a> </text:p>
          </table:table-cell>
          <table:table-cell table:style-name="ce1" office:value-type="string" calcext:value-type="string">
            <text:p>10 <text:a xlink:href="http://divulgacandcontas.tse.jus.br/divulga/" xlink:type="simple">Senador</text:a> </text:p>
          </table:table-cell>
          <table:table-cell/>
          <table:table-cell table:style-name="ce1" office:value-type="string" calcext:value-type="string">
            <text:p>11 <text:a xlink:href="http://divulgacandcontas.tse.jus.br/divulga/" xlink:type="simple">Senador</text:a> </text:p>
          </table:table-cell>
          <table:table-cell/>
          <table:table-cell table:style-name="ce1" office:value-type="string" calcext:value-type="string">
            <text:p>4 <text:a xlink:href="http://divulgacandcontas.tse.jus.br/divulga/" xlink:type="simple">Senador</text:a> </text:p>
          </table:table-cell>
          <table:table-cell/>
          <table:table-cell table:style-name="ce1" office:value-type="string" calcext:value-type="string">
            <text:p>6 <text:a xlink:href="http://divulgacandcontas.tse.jus.br/divulga/" xlink:type="simple">Senador</text:a> </text:p>
          </table:table-cell>
          <table:table-cell/>
          <table:table-cell table:style-name="ce1" office:value-type="string" calcext:value-type="string">
            <text:p>6 <text:a xlink:href="http://divulgacandcontas.tse.jus.br/divulga/" xlink:type="simple">Senador</text:a> </text:p>
          </table:table-cell>
        </table:table-row>
        <table:table-row table:style-name="ro3">
          <table:table-cell office:value-type="string" calcext:value-type="string">
            <text:p>4 <text:a xlink:href="http://divulgacandcontas.tse.jus.br/divulga/" xlink:type="simple">1º Suplente</text:a> </text:p>
          </table:table-cell>
          <table:table-cell/>
          <table:table-cell table:style-name="ce1" office:value-type="string" calcext:value-type="string">
            <text:p>8 <text:a xlink:href="http://divulgacandcontas.tse.jus.br/divulga/" xlink:type="simple">1º Suplente</text:a> </text:p>
          </table:table-cell>
          <table:table-cell table:style-name="ce1" office:value-type="string" calcext:value-type="string">
            <text:p>11 <text:a xlink:href="http://divulgacandcontas.tse.jus.br/divulga/" xlink:type="simple">1º Suplente</text:a> </text:p>
          </table:table-cell>
          <table:table-cell/>
          <table:table-cell table:style-name="ce1" office:value-type="string" calcext:value-type="string">
            <text:p>13 <text:a xlink:href="http://divulgacandcontas.tse.jus.br/divulga/" xlink:type="simple">1º Suplente</text:a> </text:p>
          </table:table-cell>
          <table:table-cell/>
          <table:table-cell table:style-name="ce1" office:value-type="string" calcext:value-type="string">
            <text:p>5 <text:a xlink:href="http://divulgacandcontas.tse.jus.br/divulga/" xlink:type="simple">1º Suplente</text:a> </text:p>
          </table:table-cell>
          <table:table-cell/>
          <table:table-cell table:style-name="ce1" office:value-type="string" calcext:value-type="string">
            <text:p>6 <text:a xlink:href="http://divulgacandcontas.tse.jus.br/divulga/" xlink:type="simple">1º Suplente</text:a> </text:p>
          </table:table-cell>
          <table:table-cell/>
          <table:table-cell table:style-name="ce1" office:value-type="string" calcext:value-type="string">
            <text:p>7 <text:a xlink:href="http://divulgacandcontas.tse.jus.br/divulga/" xlink:type="simple">1º Suplente</text:a> </text:p>
          </table:table-cell>
        </table:table-row>
        <table:table-row table:style-name="ro3">
          <table:table-cell office:value-type="string" calcext:value-type="string">
            <text:p>5 <text:a xlink:href="http://divulgacandcontas.tse.jus.br/divulga/" xlink:type="simple">2º Suplente</text:a> </text:p>
          </table:table-cell>
          <table:table-cell/>
          <table:table-cell table:style-name="ce1" office:value-type="string" calcext:value-type="string">
            <text:p>9 <text:a xlink:href="http://divulgacandcontas.tse.jus.br/divulga/" xlink:type="simple">2º Suplente</text:a> </text:p>
          </table:table-cell>
          <table:table-cell table:style-name="ce1" office:value-type="string" calcext:value-type="string">
            <text:p>12 <text:a xlink:href="http://divulgacandcontas.tse.jus.br/divulga/" xlink:type="simple">2º Suplente</text:a> </text:p>
          </table:table-cell>
          <table:table-cell/>
          <table:table-cell table:style-name="ce1" office:value-type="string" calcext:value-type="string">
            <text:p>13 <text:a xlink:href="http://divulgacandcontas.tse.jus.br/divulga/" xlink:type="simple">2º Suplente</text:a> </text:p>
          </table:table-cell>
          <table:table-cell/>
          <table:table-cell table:style-name="ce1" office:value-type="string" calcext:value-type="string">
            <text:p>4 <text:a xlink:href="http://divulgacandcontas.tse.jus.br/divulga/" xlink:type="simple">2º Suplente</text:a> </text:p>
          </table:table-cell>
          <table:table-cell/>
          <table:table-cell table:style-name="ce1" office:value-type="string" calcext:value-type="string">
            <text:p>7 <text:a xlink:href="http://divulgacandcontas.tse.jus.br/divulga/" xlink:type="simple">2º Suplente</text:a> </text:p>
          </table:table-cell>
          <table:table-cell/>
          <table:table-cell table:style-name="ce1" office:value-type="string" calcext:value-type="string">
            <text:p>9 <text:a xlink:href="http://divulgacandcontas.tse.jus.br/divulga/" xlink:type="simple">2º Suplente</text:a> </text:p>
          </table:table-cell>
        </table:table-row>
        <table:table-row table:style-name="ro2">
          <table:table-cell office:value-type="string" calcext:value-type="string">
            <text:p>65 <text:a xlink:href="http://divulgacandcontas.tse.jus.br/divulga/" xlink:type="simple">Deputado Federal</text:a> </text:p>
          </table:table-cell>
          <table:table-cell/>
          <table:table-cell table:style-name="ce1" office:value-type="string" calcext:value-type="string">
            <text:p>83 <text:a xlink:href="http://divulgacandcontas.tse.jus.br/divulga/" xlink:type="simple">Deputado Federal</text:a> </text:p>
          </table:table-cell>
          <table:table-cell table:style-name="ce1" office:value-type="string" calcext:value-type="string">
            <text:p>116 <text:a xlink:href="http://divulgacandcontas.tse.jus.br/divulga/" xlink:type="simple">Deputado Federal</text:a> </text:p>
          </table:table-cell>
          <table:table-cell/>
          <table:table-cell table:style-name="ce1" office:value-type="string" calcext:value-type="string">
            <text:p>216 <text:a xlink:href="http://divulgacandcontas.tse.jus.br/divulga/" xlink:type="simple">Deputado Federal</text:a> </text:p>
          </table:table-cell>
          <table:table-cell/>
          <table:table-cell table:style-name="ce1" office:value-type="string" calcext:value-type="string">
            <text:p>95 <text:a xlink:href="http://divulgacandcontas.tse.jus.br/divulga/" xlink:type="simple">Deputado Federal</text:a> </text:p>
          </table:table-cell>
          <table:table-cell/>
          <table:table-cell table:style-name="ce1" office:value-type="string" calcext:value-type="string">
            <text:p>85 <text:a xlink:href="http://divulgacandcontas.tse.jus.br/divulga/" xlink:type="simple">Deputado Federal</text:a> </text:p>
          </table:table-cell>
          <table:table-cell/>
          <table:table-cell table:style-name="ce1" office:value-type="string" calcext:value-type="string">
            <text:p>56 <text:a xlink:href="http://divulgacandcontas.tse.jus.br/divulga/" xlink:type="simple">Deputado Federal</text:a> </text:p>
          </table:table-cell>
        </table:table-row>
        <table:table-row table:style-name="ro2">
          <table:table-cell office:value-type="string" calcext:value-type="string">
            <text:p>531 <text:a xlink:href="http://divulgacandcontas.tse.jus.br/divulga/" xlink:type="simple">Deputado Estadual</text:a> </text:p>
          </table:table-cell>
          <table:table-cell/>
          <table:table-cell table:style-name="ce1" office:value-type="string" calcext:value-type="string">
            <text:p>638 <text:a xlink:href="http://divulgacandcontas.tse.jus.br/divulga/" xlink:type="simple">Deputado Estadual</text:a> </text:p>
          </table:table-cell>
          <table:table-cell table:style-name="ce1" office:value-type="string" calcext:value-type="string">
            <text:p>383 <text:a xlink:href="http://divulgacandcontas.tse.jus.br/divulga/" xlink:type="simple">Deputado Estadual</text:a> </text:p>
          </table:table-cell>
          <table:table-cell/>
          <table:table-cell table:style-name="ce1" office:value-type="string" calcext:value-type="string">
            <text:p>780 <text:a xlink:href="http://divulgacandcontas.tse.jus.br/divulga/" xlink:type="simple">Deputado Estadual</text:a> </text:p>
          </table:table-cell>
          <table:table-cell/>
          <table:table-cell table:style-name="ce1" office:value-type="string" calcext:value-type="string">
            <text:p>449 <text:a xlink:href="http://divulgacandcontas.tse.jus.br/divulga/" xlink:type="simple">Deputado Estadual</text:a> </text:p>
          </table:table-cell>
          <table:table-cell/>
          <table:table-cell table:style-name="ce1" office:value-type="string" calcext:value-type="string">
            <text:p>424 <text:a xlink:href="http://divulgacandcontas.tse.jus.br/divulga/" xlink:type="simple">Deputado Estadual</text:a> </text:p>
          </table:table-cell>
          <table:table-cell/>
          <table:table-cell table:style-name="ce1" office:value-type="string" calcext:value-type="string">
            <text:p>283 <text:a xlink:href="http://divulgacandcontas.tse.jus.br/divulga/" xlink:type="simple">Deputado Estadual</text:a> </text:p>
          </table:table-cell>
        </table:table-row>
        <table:table-row table:style-name="ro1"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table:style-name="ce2"/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ORDES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AL</text:p>
          </table:table-cell>
          <table:table-cell/>
          <table:table-cell table:style-name="Default" office:value-type="string" calcext:value-type="string">
            <text:p>BA</text:p>
          </table:table-cell>
          <table:table-cell/>
          <table:table-cell table:style-name="Default" office:value-type="string" calcext:value-type="string">
            <text:p>CE</text:p>
          </table:table-cell>
          <table:table-cell/>
          <table:table-cell table:style-name="Default" office:value-type="string" calcext:value-type="string">
            <text:p>MA</text:p>
          </table:table-cell>
          <table:table-cell/>
          <table:table-cell table:style-name="ce2" office:value-type="string" calcext:value-type="string">
            <text:p>PB</text:p>
          </table:table-cell>
          <table:table-cell/>
          <table:table-cell table:style-name="ce2" office:value-type="string" calcext:value-type="string">
            <text:p>PE</text:p>
          </table:table-cell>
          <table:table-cell/>
          <table:table-cell table:style-name="Default" office:value-type="string" calcext:value-type="string">
            <text:p>PI</text:p>
          </table:table-cell>
          <table:table-cell/>
          <table:table-cell table:style-name="Default" office:value-type="string" calcext:value-type="string">
            <text:p>RN</text:p>
          </table:table-cell>
          <table:table-cell/>
          <table:table-cell table:style-name="Default" office:value-type="string" calcext:value-type="string">
            <text:p>SE</text:p>
          </table:table-cell>
        </table:table-row>
        <table:table-row table:style-name="ro3">
          <table:table-cell office:value-type="string" calcext:value-type="string">
            <text:p>10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4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5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5 <text:a xlink:href="http://divulgacandcontas.tse.jus.br/divulga/" xlink:type="simple">Governador</text:a> </text:p>
          </table:table-cell>
        </table:table-row>
        <table:table-row table:style-name="ro2">
          <table:table-cell office:value-type="string" calcext:value-type="string">
            <text:p>10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4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5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Vice-governador</text:a> </text:p>
          </table:table-cell>
        </table:table-row>
        <table:table-row table:style-name="ro1">
          <table:table-cell office:value-type="string" calcext:value-type="string">
            <text:p>8 <text:a xlink:href="http://divulgacandcontas.tse.jus.br/divulga/" xlink:type="simple">Senador</text:a> </text:p>
          </table:table-cell>
          <table:table-cell/>
          <table:table-cell office:value-type="string" calcext:value-type="string">
            <text:p>7 <text:a xlink:href="http://divulgacandcontas.tse.jus.br/divulga/" xlink:type="simple">Senador</text:a> </text:p>
          </table:table-cell>
          <table:table-cell/>
          <table:table-cell office:value-type="string" calcext:value-type="string">
            <text:p>4 <text:a xlink:href="http://divulgacandcontas.tse.jus.br/divulga/" xlink:type="simple">Senador</text:a> </text:p>
          </table:table-cell>
          <table:table-cell/>
          <table:table-cell office:value-type="string" calcext:value-type="string">
            <text:p>6 <text:a xlink:href="http://divulgacandcontas.tse.jus.br/divulga/" xlink:type="simple">Senador</text:a> </text:p>
          </table:table-cell>
          <table:table-cell/>
          <table:table-cell office:value-type="string" calcext:value-type="string">
            <text:p>8 <text:a xlink:href="http://divulgacandcontas.tse.jus.br/divulga/" xlink:type="simple">Senador</text:a> </text:p>
          </table:table-cell>
          <table:table-cell/>
          <table:table-cell office:value-type="string" calcext:value-type="string">
            <text:p>5 <text:a xlink:href="http://divulgacandcontas.tse.jus.br/divulga/" xlink:type="simple">Senador</text:a> </text:p>
          </table:table-cell>
          <table:table-cell/>
          <table:table-cell office:value-type="string" calcext:value-type="string">
            <text:p>6 <text:a xlink:href="http://divulgacandcontas.tse.jus.br/divulga/" xlink:type="simple">Senador</text:a> </text:p>
          </table:table-cell>
          <table:table-cell/>
          <table:table-cell office:value-type="string" calcext:value-type="string">
            <text:p>5 <text:a xlink:href="http://divulgacandcontas.tse.jus.br/divulga/" xlink:type="simple">Senador</text:a> </text:p>
          </table:table-cell>
          <table:table-cell/>
          <table:table-cell office:value-type="string" calcext:value-type="string">
            <text:p>5 <text:a xlink:href="http://divulgacandcontas.tse.jus.br/divulga/" xlink:type="simple">Senador</text:a> </text:p>
          </table:table-cell>
        </table:table-row>
        <table:table-row table:style-name="ro3">
          <table:table-cell office:value-type="string" calcext:value-type="string">
            <text:p>11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7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4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7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10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5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6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5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6 <text:a xlink:href="http://divulgacandcontas.tse.jus.br/divulga/" xlink:type="simple">1º Suplente</text:a> </text:p>
          </table:table-cell>
        </table:table-row>
        <table:table-row table:style-name="ro3">
          <table:table-cell office:value-type="string" calcext:value-type="string">
            <text:p>10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7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4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6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9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5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7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7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5 <text:a xlink:href="http://divulgacandcontas.tse.jus.br/divulga/" xlink:type="simple">2º Suplente</text:a> </text:p>
          </table:table-cell>
        </table:table-row>
        <table:table-row table:style-name="ro2">
          <table:table-cell office:value-type="string" calcext:value-type="string">
            <text:p>122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388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217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275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17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76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12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00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90 <text:a xlink:href="http://divulgacandcontas.tse.jus.br/divulga/" xlink:type="simple">Deputado Federal</text:a> </text:p>
          </table:table-cell>
        </table:table-row>
        <table:table-row table:style-name="ro2">
          <table:table-cell office:value-type="string" calcext:value-type="string">
            <text:p>308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672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638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588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427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551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258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275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186 <text:a xlink:href="http://divulgacandcontas.tse.jus.br/divulga/" xlink:type="simple">Deputado Estadual</text:a> </text:p>
          </table:table-cell>
        </table:table-row>
      </table:table>
      <table:table table:name="CENTRO-OES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DF</text:p>
          </table:table-cell>
          <table:table-cell/>
          <table:table-cell table:style-name="Default" office:value-type="string" calcext:value-type="string">
            <text:p>GO</text:p>
          </table:table-cell>
          <table:table-cell/>
          <table:table-cell table:style-name="Default" office:value-type="string" calcext:value-type="string">
            <text:p>M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7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Governador</text:a> </text:p>
          </table:table-cell>
          <table:table-cell table:number-columns-repeated="3"/>
          <table:table-cell office:value-type="string" calcext:value-type="string">
            <text:p>6 <text:a xlink:href="http://divulgacandcontas.tse.jus.br/divulga/" xlink:type="simple">Governador</text:a> </text:p>
          </table:table-cell>
        </table:table-row>
        <table:table-row table:style-name="ro2">
          <table:table-cell office:value-type="string" calcext:value-type="string">
            <text:p>8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8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6 <text:a xlink:href="http://divulgacandcontas.tse.jus.br/divulga/" xlink:type="simple">Vice-governador</text:a> </text:p>
          </table:table-cell>
          <table:table-cell table:number-columns-repeated="3"/>
          <table:table-cell office:value-type="string" calcext:value-type="string">
            <text:p>7 <text:a xlink:href="http://divulgacandcontas.tse.jus.br/divulga/" xlink:type="simple">Vice-governador</text:a> </text:p>
          </table:table-cell>
        </table:table-row>
        <table:table-row table:style-name="ro1">
          <table:table-cell office:value-type="string" calcext:value-type="string">
            <text:p>8 <text:a xlink:href="http://divulgacandcontas.tse.jus.br/divulga/" xlink:type="simple">Senador</text:a> </text:p>
          </table:table-cell>
          <table:table-cell/>
          <table:table-cell office:value-type="string" calcext:value-type="string">
            <text:p>7 <text:a xlink:href="http://divulgacandcontas.tse.jus.br/divulga/" xlink:type="simple">Senador</text:a> </text:p>
          </table:table-cell>
          <table:table-cell/>
          <table:table-cell office:value-type="string" calcext:value-type="string">
            <text:p>6 <text:a xlink:href="http://divulgacandcontas.tse.jus.br/divulga/" xlink:type="simple">Senador</text:a> </text:p>
          </table:table-cell>
          <table:table-cell table:number-columns-repeated="3"/>
          <table:table-cell office:value-type="string" calcext:value-type="string">
            <text:p>7 <text:a xlink:href="http://divulgacandcontas.tse.jus.br/divulga/" xlink:type="simple">Senador</text:a> </text:p>
          </table:table-cell>
        </table:table-row>
        <table:table-row table:style-name="ro1">
          <table:table-cell office:value-type="string" calcext:value-type="string">
            <text:p>8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7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6 <text:a xlink:href="http://divulgacandcontas.tse.jus.br/divulga/" xlink:type="simple">1º Suplente</text:a> </text:p>
          </table:table-cell>
          <table:table-cell table:number-columns-repeated="3"/>
          <table:table-cell office:value-type="string" calcext:value-type="string">
            <text:p>9 <text:a xlink:href="http://divulgacandcontas.tse.jus.br/divulga/" xlink:type="simple">1º Suplente</text:a> </text:p>
          </table:table-cell>
        </table:table-row>
        <table:table-row table:style-name="ro1">
          <table:table-cell office:value-type="string" calcext:value-type="string">
            <text:p>9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8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8 <text:a xlink:href="http://divulgacandcontas.tse.jus.br/divulga/" xlink:type="simple">2º Suplente</text:a> </text:p>
          </table:table-cell>
          <table:table-cell table:number-columns-repeated="3"/>
          <table:table-cell office:value-type="string" calcext:value-type="string">
            <text:p>7 <text:a xlink:href="http://divulgacandcontas.tse.jus.br/divulga/" xlink:type="simple">2º Suplente</text:a> </text:p>
          </table:table-cell>
        </table:table-row>
        <table:table-row table:style-name="ro2">
          <table:table-cell office:value-type="string" calcext:value-type="string">
            <text:p>134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76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30 <text:a xlink:href="http://divulgacandcontas.tse.jus.br/divulga/" xlink:type="simple">Deputado Federal</text:a> </text:p>
          </table:table-cell>
          <table:table-cell table:number-columns-repeated="3"/>
          <table:table-cell office:value-type="string" calcext:value-type="string">
            <text:p>113 <text:a xlink:href="http://divulgacandcontas.tse.jus.br/divulga/" xlink:type="simple">Deputado Federal</text:a> </text:p>
          </table:table-cell>
        </table:table-row>
        <table:table-row table:style-name="ro2">
          <table:table-cell office:value-type="string" calcext:value-type="string">
            <text:p>1027 <text:a xlink:href="http://divulgacandcontas.tse.jus.br/divulga/" xlink:type="simple">Deputado Distrital</text:a> </text:p>
          </table:table-cell>
          <table:table-cell/>
          <table:table-cell office:value-type="string" calcext:value-type="string">
            <text:p>847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435 <text:a xlink:href="http://divulgacandcontas.tse.jus.br/divulga/" xlink:type="simple">Deputado Estadual</text:a> </text:p>
          </table:table-cell>
          <table:table-cell/>
          <table:table-cell table:style-name="Default"/>
          <table:table-cell/>
          <table:table-cell office:value-type="string" calcext:value-type="string">
            <text:p>336 <text:a xlink:href="http://divulgacandcontas.tse.jus.br/divulga/" xlink:type="simple">Deputado Estadual</text:a> </text:p>
          </table:table-cell>
        </table:table-row>
      </table:table>
      <table:table table:name="SUL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2" office:value-type="string" calcext:value-type="string">
            <text:p>PR</text:p>
          </table:table-cell>
          <table:table-cell/>
          <table:table-cell table:style-name="ce2" office:value-type="string" calcext:value-type="string">
            <text:p>RS</text:p>
          </table:table-cell>
          <table:table-cell/>
          <table:table-cell table:style-name="ce2" office:value-type="string" calcext:value-type="string">
            <text:p>S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8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8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8 <text:a xlink:href="http://divulgacandcontas.tse.jus.br/divulga/" xlink:type="simple">Governador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8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8 <text:a xlink:href="http://divulgacandcontas.tse.jus.br/divulga/" xlink:type="simple">Vice-governador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<text:a xlink:href="http://divulgacandcontas.tse.jus.br/divulga/" xlink:type="simple">Senador</text:a> </text:p>
          </table:table-cell>
          <table:table-cell/>
          <table:table-cell office:value-type="string" calcext:value-type="string">
            <text:p>8 <text:a xlink:href="http://divulgacandcontas.tse.jus.br/divulga/" xlink:type="simple">Senador</text:a> </text:p>
          </table:table-cell>
          <table:table-cell/>
          <table:table-cell office:value-type="string" calcext:value-type="string">
            <text:p>7 <text:a xlink:href="http://divulgacandcontas.tse.jus.br/divulga/" xlink:type="simple">Senador</text:a>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7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8 <text:a xlink:href="http://divulgacandcontas.tse.jus.br/divulga/" xlink:type="simple">1º Suplente</text:a>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8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8 <text:a xlink:href="http://divulgacandcontas.tse.jus.br/divulga/" xlink:type="simple">2º Suplente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3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328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45 <text:a xlink:href="http://divulgacandcontas.tse.jus.br/divulga/" xlink:type="simple">Deputado Federal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47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721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492 <text:a xlink:href="http://divulgacandcontas.tse.jus.br/divulga/" xlink:type="simple">Deputado Estadual</text:a> </text:p>
          </table:table-cell>
          <table:table-cell table:number-columns-repeated="2"/>
        </table:table-row>
      </table:table>
      <table:table table:name="SUDESTR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ce2" office:value-type="string" calcext:value-type="string">
            <text:p>ES</text:p>
          </table:table-cell>
          <table:table-cell/>
          <table:table-cell table:style-name="ce2" office:value-type="string" calcext:value-type="string">
            <text:p>MG</text:p>
          </table:table-cell>
          <table:table-cell/>
          <table:table-cell table:style-name="ce2" office:value-type="string" calcext:value-type="string">
            <text:p>RJ</text:p>
          </table:table-cell>
          <table:table-cell/>
          <table:table-cell table:style-name="ce2" office:value-type="string" calcext:value-type="string">
            <text:p>S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8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Governador</text:a> </text:p>
          </table:table-cell>
          <table:table-cell/>
          <table:table-cell office:value-type="string" calcext:value-type="string">
            <text:p>9 <text:a xlink:href="http://divulgacandcontas.tse.jus.br/divulga/" xlink:type="simple">Governador</text:a> 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5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9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7 <text:a xlink:href="http://divulgacandcontas.tse.jus.br/divulga/" xlink:type="simple">Vice-governador</text:a> </text:p>
          </table:table-cell>
          <table:table-cell/>
          <table:table-cell office:value-type="string" calcext:value-type="string">
            <text:p>9 <text:a xlink:href="http://divulgacandcontas.tse.jus.br/divulga/" xlink:type="simple">Vice-governador</text:a>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6 <text:a xlink:href="http://divulgacandcontas.tse.jus.br/divulga/" xlink:type="simple">Senador</text:a> </text:p>
          </table:table-cell>
          <table:table-cell/>
          <table:table-cell office:value-type="string" calcext:value-type="string">
            <text:p>8 <text:a xlink:href="http://divulgacandcontas.tse.jus.br/divulga/" xlink:type="simple">Senador</text:a> </text:p>
          </table:table-cell>
          <table:table-cell/>
          <table:table-cell office:value-type="string" calcext:value-type="string">
            <text:p>8 <text:a xlink:href="http://divulgacandcontas.tse.jus.br/divulga/" xlink:type="simple">Senador</text:a> </text:p>
          </table:table-cell>
          <table:table-cell/>
          <table:table-cell office:value-type="string" calcext:value-type="string">
            <text:p>11 <text:a xlink:href="http://divulgacandcontas.tse.jus.br/divulga/" xlink:type="simple">Senador</text:a>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7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11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9 <text:a xlink:href="http://divulgacandcontas.tse.jus.br/divulga/" xlink:type="simple">1º Suplente</text:a> </text:p>
          </table:table-cell>
          <table:table-cell/>
          <table:table-cell office:value-type="string" calcext:value-type="string">
            <text:p>12 <text:a xlink:href="http://divulgacandcontas.tse.jus.br/divulga/" xlink:type="simple">1º Suplente</text:a>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7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11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8 <text:a xlink:href="http://divulgacandcontas.tse.jus.br/divulga/" xlink:type="simple">2º Suplente</text:a> </text:p>
          </table:table-cell>
          <table:table-cell/>
          <table:table-cell office:value-type="string" calcext:value-type="string">
            <text:p>11 <text:a xlink:href="http://divulgacandcontas.tse.jus.br/divulga/" xlink:type="simple">2º Suplente</text:a> 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191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697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081 <text:a xlink:href="http://divulgacandcontas.tse.jus.br/divulga/" xlink:type="simple">Deputado Federal</text:a> </text:p>
          </table:table-cell>
          <table:table-cell/>
          <table:table-cell office:value-type="string" calcext:value-type="string">
            <text:p>1485 <text:a xlink:href="http://divulgacandcontas.tse.jus.br/divulga/" xlink:type="simple">Deputado Federal</text:a> 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571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1199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2038 <text:a xlink:href="http://divulgacandcontas.tse.jus.br/divulga/" xlink:type="simple">Deputado Estadual</text:a> </text:p>
          </table:table-cell>
          <table:table-cell/>
          <table:table-cell office:value-type="string" calcext:value-type="string">
            <text:p>2127 <text:a xlink:href="http://divulgacandcontas.tse.jus.br/divulga/" xlink:type="simple">Deputado Estadual</text:a> </text:p>
          </table:table-cell>
        </table:table-row>
      </table:table>
      <table:table table:name="Sheet7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ce2" office:value-type="string" calcext:value-type="string">
            <text:p>Pedidos de Candidatur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Presidente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ice-presidente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76 Governador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86 Vice-governado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5 Senador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09 1º Suplente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14 2º Suplent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7.136 Deputado Federal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7.004 Deputado Estadual 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1.027 Deputado Distrita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6:59:48.502446460</meta:creation-date>
    <dc:date>2020-10-13T19:28:08.993425485</dc:date>
    <meta:editing-duration>PT27M17S</meta:editing-duration>
    <meta:editing-cycles>6</meta:editing-cycles>
    <meta:generator>LibreOffice/6.4.6.2$Linux_X86_64 LibreOffice_project/40$Build-2</meta:generator>
    <meta:document-statistic meta:table-count="7" meta:cell-count="472" meta:object-count="0"/>
  </office:meta>
</office:document-meta>
</file>